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Verdana, Geneva, 'Bitstream Vera Sans', Helvetica, sans-serif"/>
    <style:font-face style:name="Georgia" svg:font-family="Georgia, 'Bitstream Vera Serif', 'New York', Palatino, 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366d9c" style:font-name="Georgia" fo:font-size="15pt" fo:letter-spacing="normal" fo:font-style="normal" fo:font-weight="normal"/>
    </style:style>
    <style:style style:name="P2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366d9c" style:font-name="Georgia" fo:font-size="15pt" fo:letter-spacing="normal" fo:font-style="normal" fo:font-weight="normal"/>
    </style:style>
    <style:style style:name="P3" style:family="paragraph" style:parent-style-name="List_20_Contents">
      <style:paragraph-properties fo:orphans="2" fo:widows="2"/>
      <style:text-properties fo:font-variant="normal" fo:text-transform="none" fo:color="#000000" style:font-name="Arial" fo:font-size="10.5pt" fo:letter-spacing="normal" fo:font-style="normal" fo:font-weight="normal"/>
    </style:style>
    <style:style style:name="P4" style:family="paragraph" style:parent-style-name="List_20_Contents">
      <style:paragraph-properties fo:orphans="2" fo:widows="2"/>
    </style:style>
    <style:style style:name="P5" style:family="paragraph" style:parent-style-name="List_20_Contents">
      <style:paragraph-properties fo:margin-top="0in" fo:margin-bottom="0.1965in" loext:contextual-spacing="false" fo:orphans="2" fo:widows="2"/>
    </style:style>
    <style:style style:name="P6" style:family="paragraph" style:parent-style-name="List_20_Heading">
      <style:paragraph-properties fo:orphans="2" fo:widows="2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" fo:font-size="10.5pt" fo:letter-spacing="normal" fo:font-style="normal" fo:font-weight="normal"/>
    </style:style>
    <style:style style:name="T1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Main Commands</text:h>
      <text:section text:style-name="Sect1" text:name="main-commands">
        <text:p text:style-name="P6"><text:span text:style-name="Teletype"><text:span text:style-name="T1">mkvirtualenv &lt;name&gt;</text:span></text:span></text:p>
        <text:p text:style-name="P4"><text:span text:style-name="T1">Create a new virtualenv environment named </text:span><text:span text:style-name="Emphasis"><text:span text:style-name="T1">&lt;name&gt;</text:span></text:span><text:span text:style-name="T1">. The environment will be created in WORKON_HOME.</text:span></text:p>
        <text:p text:style-name="P4"><text:span text:style-name="T1"/></text:p>
        <text:p text:style-name="P6"><text:span text:style-name="Teletype"><text:span text:style-name="T1">lsvirtualenv</text:span></text:span></text:p>
        <text:p text:style-name="P3">List all of the enviornments stored in WORKON_HOME.</text:p>
        <text:p text:style-name="P3"/>
        <text:p text:style-name="P6"><text:span text:style-name="Teletype"><text:span text:style-name="T1">rmvirtualenv &lt;name&gt;</text:span></text:span></text:p>
        <text:p text:style-name="P4"><text:span text:style-name="T1">Remove the environment </text:span><text:span text:style-name="Emphasis"><text:span text:style-name="T1">&lt;name&gt;</text:span></text:span><text:span text:style-name="T1">. Uses </text:span><text:span text:style-name="Teletype"><text:span text:style-name="T1">folder_delete.bat</text:span></text:span><text:span text:style-name="T1">.</text:span></text:p>
        <text:p text:style-name="P4"><text:span text:style-name="T1"/></text:p>
        <text:p text:style-name="P6"><text:span text:style-name="Teletype"><text:span text:style-name="T1">workon [&lt;name&gt;]</text:span></text:span></text:p>
        <text:p text:style-name="P4"><text:span text:style-name="T1">If </text:span><text:span text:style-name="Emphasis"><text:span text:style-name="T1">&lt;name&gt; </text:span></text:span><text:span text:style-name="T1">is specified, activate the environment named </text:span><text:span text:style-name="Emphasis"><text:span text:style-name="T1">&lt;name&gt; </text:span></text:span><text:span text:style-name="T1">(change the working virtualenv to </text:span><text:span text:style-name="Emphasis"><text:span text:style-name="T1">&lt;name&gt;</text:span></text:span><text:span text:style-name="T1">). If a project directory has been defined, we will change into it. If no argument is specified, list the available environments. One can pass additional option -c after virtualenv name to cd to virtualenv directory if no projectdir is set.</text:span></text:p>
        <text:p text:style-name="P4"><text:span text:style-name="T1"/></text:p>
        <text:p text:style-name="P6"><text:span text:style-name="Teletype"><text:span text:style-name="T1">deactivate</text:span></text:span></text:p>
        <text:p text:style-name="P3">Deactivate the working virtualenv and switch back to the default system Python.</text:p>
        <text:p text:style-name="P3"/>
        <text:p text:style-name="P6"><text:span text:style-name="Teletype"><text:span text:style-name="T1">add2virtualenv &lt;full or relative path&gt;</text:span></text:span></text:p>
        <text:p text:style-name="P5"><text:span text:style-name="T1">If a virtualenv environment is active, appends </text:span><text:span text:style-name="Emphasis"><text:span text:style-name="T1">&lt;path&gt; </text:span></text:span><text:span text:style-name="T1">to </text:span><text:span text:style-name="Teletype"><text:span text:style-name="T1">virtualenv_path_extensions.pth </text:span></text:span><text:span text:style-name="T1">inside the environment’s site-packages, which effectively adds </text:span><text:span text:style-name="Emphasis"><text:span text:style-name="T1">&lt;path&gt; </text:span></text:span><text:span text:style-name="T1">to the environment’s PYTHONPATH. If a virtualenv environment is not active, appends </text:span><text:span text:style-name="Emphasis"><text:span text:style-name="T1">&lt;path&gt; </text:span></text:span><text:span text:style-name="T1">to</text:span><text:span text:style-name="Teletype"><text:span text:style-name="T1">virtualenv_path_extensions.pth </text:span></text:span><text:span text:style-name="T1">inside the default Python’s site-packages. If </text:span><text:span text:style-name="Emphasis"><text:span text:style-name="T1">&lt;path&gt; </text:span></text:span><text:span text:style-name="T1">doesn’t exist, it will be created.</text:span></text:p>
      </text:section>
      <text:section text:style-name="Sect1" text:name="convenience-commands">
        <text:h text:style-name="P2" text:outline-level="2">Convenience Commands</text:h>
        <text:p text:style-name="P6"><text:span text:style-name="Teletype"><text:span text:style-name="T1">cdproject</text:span></text:span></text:p>
        <text:p text:style-name="P4"><text:span text:style-name="T1">If a virtualenv environment is active and a projectdir has been defined, change the current working directory to active virtualenv’s project directory. </text:span><text:span text:style-name="Teletype"><text:span text:style-name="T1">cd- </text:span></text:span><text:span text:style-name="T1">will return you to the last directory you were in before calling </text:span><text:span text:style-name="Teletype"><text:span text:style-name="T1">cdproject</text:span></text:span><text:span text:style-name="T1">.</text:span></text:p>
        <text:p text:style-name="P4"><text:span text:style-name="T1"/></text:p>
        <text:p text:style-name="P6"><text:span text:style-name="Teletype"><text:span text:style-name="T1">cdsitepackages</text:span></text:span></text:p>
        <text:p text:style-name="P4"><text:span text:style-name="T1">If a virtualenv environment is active, change the current working directory to the active virtualenv’s site-packages directory. If a virtualenv environment is not active, change the current working directory to the default Python’s site-packages directory. </text:span><text:span text:style-name="Teletype"><text:span text:style-name="T1">cd- </text:span></text:span><text:span text:style-name="T1">will return you to the last directory you were in before calling </text:span><text:span text:style-name="Teletype"><text:span text:style-name="T1">cdsitepackages</text:span></text:span><text:span text:style-name="T1">.</text:span></text:p>
        <text:p text:style-name="P4"><text:span text:style-name="T1"/></text:p>
        <text:p text:style-name="P6"><text:span text:style-name="Teletype"><text:span text:style-name="T1">cdvirtualenv</text:span></text:span></text:p>
        <text:p text:style-name="P4"><text:span text:style-name="T1">If a virtualenv environment is active, change the current working directory to the active virtualenv base directory. If a virtualenv environment is not active, change the current working directory to the base directory of the default Python. </text:span><text:span text:style-name="Teletype"><text:span text:style-name="T1">cd- </text:span></text:span><text:span text:style-name="T1">will return you to the last directory you were in before calling </text:span><text:span text:style-name="Teletype"><text:span text:style-name="T1">cdvirtualenv</text:span></text:span><text:span text:style-name="T1">.</text:span></text:p>
        <text:p text:style-name="P4"><text:span text:style-name="T1"/></text:p>
        <text:p text:style-name="P6"><text:span text:style-name="Teletype"><text:span text:style-name="T1">lssitepackages</text:span></text:span></text:p>
        <text:p text:style-name="P4"><text:span text:style-name="T1">If a virtualenv environment is active, list that environment’s site-packages. If a virtualenv environment is not active, list the default Python’s site-packages. Output includes a basic listing of the site-packages directory, the contents of easy-install.pth, and the contents of virtualenv_path_extensions.pth (used by </text:span><text:span text:style-name="Teletype"><text:span text:style-name="T1">add2virtualenv</text:span></text:span><text:span text:style-name="T1">).</text:span></text:p>
        <text:p text:style-name="P4"><text:span text:style-name="T1"/></text:p>
        <text:p text:style-name="P4"><text:span text:style-name="T1"/></text:p>
        <text:p text:style-name="P4"><text:span text:style-name="T1"/></text:p>
        <text:p text:style-name="P4"><text:soft-page-break/><text:span text:style-name="T1"/></text:p>
        <text:p text:style-name="P6"><text:span text:style-name="Teletype"><text:span text:style-name="T1">setprojectdir &lt;full or relative path&gt;</text:span></text:span></text:p>
        <text:p text:style-name="P4"><text:span text:style-name="T1">If a virtualenv environment is active, define </text:span><text:span text:style-name="Emphasis"><text:span text:style-name="T1">&lt;path&gt; </text:span></text:span><text:span text:style-name="T1">as project directory containing the source code. This allows the use of </text:span><text:span text:style-name="Teletype"><text:span text:style-name="T1">cdproject </text:span></text:span><text:span text:style-name="T1">to change the working directory. In addition, the directory will be added to the environment using </text:span><text:span text:style-name="Teletype"><text:span text:style-name="T1">add2virtualenv</text:span></text:span><text:span text:style-name="T1">. If </text:span><text:span text:style-name="Emphasis"><text:span text:style-name="T1">&lt;path&gt; </text:span></text:span><text:span text:style-name="T1">doesn’t exist, it will be created.</text:span></text:p>
        <text:p text:style-name="P4"><text:span text:style-name="T1"/></text:p>
        <text:p text:style-name="P6"><text:span text:style-name="Teletype"><text:span text:style-name="T1">toggleglobalsitepackages</text:span></text:span></text:p>
        <text:p text:style-name="P3">If a virtualenv environment is active, toggle between having the global site-packages in the PYTHONPATH or just the virtualenv’s site-packages.</text:p>
        <text:p text:style-name="P3"/>
        <text:p text:style-name="P6"><text:span text:style-name="Teletype"><text:span text:style-name="T1">whereis &lt;file&gt;</text:span></text:span></text:p>
        <text:p text:style-name="P5"><text:span text:style-name="T1">A script included for convenience. Returns directory locations of </text:span><text:span text:style-name="Citation"><text:span text:style-name="T1">file </text:span></text:span><text:span text:style-name="T1">and </text:span><text:span text:style-name="Citation"><text:span text:style-name="T1">file </text:span></text:span><text:span text:style-name="T1">with any executable extensions. So you can call </text:span><text:span text:style-name="Teletype"><text:span text:style-name="T1">whereis python </text:span></text:span><text:span text:style-name="T1">to find all executables starting with </text:span><text:span text:style-name="Teletype"><text:span text:style-name="T1">python </text:span></text:span><text:span text:style-name="T1">or </text:span><text:span text:style-name="Teletype"><text:span text:style-name="T1">whereis python.exe </text:span></text:span><text:span text:style-name="T1">for an exact match.</text:span></text:p>
      </text:section>
      <text:section text:style-name="Sect1" text:name="hooks">
        <text:p text:style-name="P7"><text:line-break/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Verdana, Geneva, 'Bitstream Vera Sans', Helvetica, sans-serif"/>
    <style:font-face style:name="Georgia" svg:font-family="Georgia, 'Bitstream Vera Serif', 'New York', Palatino, 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20:52:24.515173322</meta:creation-date>
    <dc:date>2016-09-13T20:58:44.709328140</dc:date>
    <meta:editing-duration>PT6M20S</meta:editing-duration>
    <meta:editing-cycles>1</meta:editing-cycles>
    <meta:document-statistic meta:table-count="0" meta:image-count="0" meta:object-count="0" meta:page-count="2" meta:paragraph-count="29" meta:word-count="450" meta:character-count="3161" meta:non-whitespace-character-count="2738"/>
    <meta:generator>LibreOffice/5.1.5.2$Linux_X86_64 LibreOffice_project/10$Build-2</meta:generator>
  </office:meta>
</office:document-meta>
</file>